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5cbf9" officeooo:paragraph-rsid="0045cbf9"/>
    </style:style>
    <style:style style:name="P2" style:family="paragraph" style:parent-style-name="Standard">
      <style:text-properties officeooo:rsid="00477747" officeooo:paragraph-rsid="00477747"/>
    </style:style>
    <style:style style:name="T1" style:family="text">
      <style:text-properties officeooo:rsid="0046e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Uczenie się jak zrobić self contained docker container with superAGI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10T05:18:55.236879262</dc:date>
    <meta:editing-duration>PT19H56M51S</meta:editing-duration>
    <meta:editing-cycles>37</meta:editing-cycles>
    <meta:document-statistic meta:table-count="0" meta:image-count="0" meta:object-count="0" meta:page-count="1" meta:paragraph-count="1" meta:word-count="10" meta:character-count="69" meta:non-whitespace-character-count="60"/>
  </office:meta>
</office:document-meta>
</file>